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cm" fo:margin-bottom="0.499cm" style:contextual-spacing="false" style:writing-mode="lr-tb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1">
      <style:paragraph-properties fo:margin-top="0cm" fo:margin-bottom="0cm" style:contextual-spacing="false"/>
    </style:style>
    <style:style style:name="P7" style:family="paragraph" style:parent-style-name="Text_20_body" style:list-style-name="L2">
      <style:paragraph-properties fo:margin-top="0cm" fo:margin-bottom="0cm" style:contextual-spacing="false"/>
    </style:style>
    <style:style style:name="P8" style:family="paragraph" style:parent-style-name="Text_20_body" style:list-style-name="L3">
      <style:paragraph-properties fo:margin-top="0cm" fo:margin-bottom="0cm" style:contextual-spacing="false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A <text:span text:style-name="Strong_20_Emphasis">concorrência em Java</text:span> refere-se à capacidade de executar várias tarefas simultaneamente, seja para melhorar o desempenho em sistemas com múltiplos núcleos de CPU, seja para atender a múltiplos usuários ou processar diversas tarefas em paralelo. Java oferece uma robusta biblioteca de classes e interfaces no pacote <text:span text:style-name="Source_20_Text">java.util.concurrent</text:span> que permite desenvolver programas concorrentes de forma eficiente e segura.</text:p>
      <text:p text:style-name="Horizontal_20_Line"/>
      <text:h text:style-name="Heading_20_3" text:outline-level="3"><text:span text:style-name="Strong_20_Emphasis">Conceitos Básicos de Concorrência</text:span></text:h>
      <text:list xml:id="list2424433287" text:style-name="L1">
        <text:list-item>
          <text:p text:style-name="P6"><text:span text:style-name="Strong_20_Emphasis">Threads</text:span>: As threads são a unidade básica de execução em Java. Cada thread representa um fluxo independente de execução no programa.</text:p>
        </text:list-item>
        <text:list-item>
          <text:p text:style-name="P6"><text:span text:style-name="Strong_20_Emphasis">Sincronização</text:span>: Para evitar condições de corrida e inconsistências, é necessário sincronizar o acesso a recursos compartilhados, utilizando palavras-chave como <text:span text:style-name="Source_20_Text">synchronized</text:span>.</text:p>
        </text:list-item>
        <text:list-item>
          <text:p text:style-name="P3"><text:span text:style-name="Strong_20_Emphasis">Imutabilidade</text:span>: Projetar objetos como imutáveis é uma estratégia comum para evitar problemas de concorrência.</text:p>
        </text:list-item>
      </text:list>
      <text:p text:style-name="Horizontal_20_Line"/>
      <text:h text:style-name="Heading_20_3" text:outline-level="3"><text:span text:style-name="Strong_20_Emphasis">Classes e Métodos Relevantes</text:span></text:h>
      <text:h text:style-name="Heading_20_4" text:outline-level="4">1. <text:span text:style-name="Strong_20_Emphasis">Atomic Variables</text:span></text:h>
      <text:p text:style-name="Text_20_body">As variáveis atômicas, como <text:span text:style-name="Source_20_Text">AtomicInteger</text:span>, fornecem operações atômicas (indivisíveis) para manipulação de variáveis sem necessidade de bloqueios explícitos. Elas utilizam instruções de hardware específicas para garantir a atomicidade.</text:p>
      <text:p text:style-name="Text_20_body"><text:span text:style-name="Strong_20_Emphasis">Exemplo com </text:span><text:span text:style-name="Strong_20_Emphasis"><text:span text:style-name="Source_20_Text">AtomicInteger</text:span></text:span><text:span text:style-name="Strong_20_Emphasis">:</text:span></text:p>
      <text:p text:style-name="P1"><text:span text:style-name="Source_20_Text">import java.util.concurrent.atomic.AtomicInteger;</text:span></text:p>
      <text:p text:style-name="P1"/>
      <text:p text:style-name="P1"><text:span text:style-name="Source_20_Text">public class </text:span><text:span text:style-name="Source_20_Text"><text:span text:style-name="T1">AtomicExample</text:span></text:span><text:span text:style-name="Source_20_Text"> {</text:span></text:p>
      <text:p text:style-name="P1"><text:span text:style-name="Source_20_Text"><text:s text:c="4"/>public static void main(String[] args) {</text:span></text:p>
      <text:p text:style-name="P1"><text:span text:style-name="Source_20_Text"><text:span text:style-name="T1"><text:s text:c="8"/>AtomicInteger counter = new AtomicInteger(0);</text:span></text:span></text:p>
      <text:p text:style-name="P1"/>
      <text:p text:style-name="P1"><text:span text:style-name="Source_20_Text"><text:s text:c="8"/>// Incrementando de forma atômica</text:span></text:p>
      <text:p text:style-name="P1"><text:span text:style-name="Source_20_Text"><text:s text:c="8"/>int newValue = counter.incrementAndGet();</text:span></text:p>
      <text:p text:style-name="P1"><text:span text:style-name="Source_20_Text"><text:s text:c="8"/>System.out.println("Novo valor: " + newValue);</text:span></text:p>
      <text:p text:style-name="P1"/>
      <text:p text:style-name="P1"><text:span text:style-name="Source_20_Text"><text:s text:c="8"/>// Atualizando condicionalmente</text:span></text:p>
      <text:p text:style-name="P1"><text:span text:style-name="Source_20_Text"><text:s text:c="8"/>boolean updated = counter.compareAndSet(1, 10); // Atualiza para 10 se o valor for 1</text:span></text:p>
      <text:p text:style-name="P1"><text:span text:style-name="Source_20_Text"><text:s text:c="8"/>System.out.println("Valor atualizado: " + updated);</text:span></text:p>
      <text:p text:style-name="P1"><text:span text:style-name="Source_20_Text"><text:s text:c="4"/>}</text:span></text:p>
      <text:p text:style-name="P2"><text:span text:style-name="Source_20_Text">}</text:span></text:p>
      <text:h text:style-name="Heading_20_4" text:outline-level="4">2. <text:span text:style-name="Strong_20_Emphasis">Locks</text:span></text:h>
      <text:p text:style-name="Text_20_body">Os bloqueios são uma alternativa ao <text:span text:style-name="Source_20_Text">synchronized</text:span> para controle mais granular de threads. A interface <text:span text:style-name="Source_20_Text">Lock</text:span> e suas implementações, como <text:span text:style-name="Source_20_Text">ReentrantLock</text:span>, permitem maior flexibilidade e controle sobre o bloqueio.</text:p>
      <text:p text:style-name="Text_20_body"><text:span text:style-name="Strong_20_Emphasis">Principais métodos de </text:span><text:span text:style-name="Strong_20_Emphasis"><text:span text:style-name="Source_20_Text">Lock</text:span></text:span><text:span text:style-name="Strong_20_Emphasis">:</text:span></text:p>
      <text:list xml:id="list1985764194" text:style-name="L2">
        <text:list-item>
          <text:p text:style-name="P7"><text:span text:style-name="Source_20_Text">lock()</text:span>: Adquire o lock, bloqueando a thread até que ele esteja disponível.</text:p>
        </text:list-item>
        <text:list-item>
          <text:p text:style-name="P7"><text:soft-page-break/><text:span text:style-name="Source_20_Text">unlock()</text:span>: Libera o lock, permitindo que outras threads o adquiram.</text:p>
        </text:list-item>
        <text:list-item>
          <text:p text:style-name="P7"><text:span text:style-name="Source_20_Text">tryLock()</text:span>: Tenta adquirir o lock sem bloquear indefinidamente.</text:p>
        </text:list-item>
        <text:list-item>
          <text:p text:style-name="P4"><text:span text:style-name="Source_20_Text">lockInterruptibly()</text:span>: Permite adquirir o lock, mas pode ser interrompido.</text:p>
        </text:list-item>
      </text:list>
      <text:p text:style-name="Horizontal_20_Line"/>
      <text:h text:style-name="Heading_20_3" text:outline-level="3"><text:span text:style-name="Strong_20_Emphasis">ReentrantLock</text:span></text:h>
      <text:p text:style-name="Text_20_body">O <text:span text:style-name="Source_20_Text">ReentrantLock</text:span> é uma implementação de <text:span text:style-name="Source_20_Text">Lock</text:span> que permite que uma thread que já possui o lock possa adquiri-lo novamente sem entrar em deadlock. Ele também oferece funcionalidades adicionais, como bloqueio justo (fair lock) e monitoramento do estado do bloqueio.</text:p>
      <text:p text:style-name="Text_20_body"><text:span text:style-name="Strong_20_Emphasis">Exemplo com </text:span><text:span text:style-name="Strong_20_Emphasis"><text:span text:style-name="Source_20_Text">ReentrantLock</text:span></text:span><text:span text:style-name="Strong_20_Emphasis">:</text:span></text:p>
      <text:p text:style-name="P1"><text:span text:style-name="Source_20_Text">import java.util.concurrent.locks.ReentrantLock;</text:span></text:p>
      <text:p text:style-name="P1"/>
      <text:p text:style-name="P1"><text:span text:style-name="Source_20_Text">public class ReentrantLockExample {</text:span></text:p>
      <text:p text:style-name="P1"><text:span text:style-name="Source_20_Text"><text:s text:c="4"/>private final ReentrantLock lock = new ReentrantLock();</text:span></text:p>
      <text:p text:style-name="P1"/>
      <text:p text:style-name="P1"><text:span text:style-name="Source_20_Text"><text:s text:c="4"/>public void criticalSection() {</text:span></text:p>
      <text:p text:style-name="P1"><text:span text:style-name="Source_20_Text"><text:s text:c="8"/>lock.lock();</text:span></text:p>
      <text:p text:style-name="P1"><text:span text:style-name="Source_20_Text"><text:s text:c="8"/>try {</text:span></text:p>
      <text:p text:style-name="P1"><text:span text:style-name="Source_20_Text"><text:s text:c="12"/>System.out.println(Thread.currentThread().getName() + " entrou na seção crítica.");</text:span></text:p>
      <text:p text:style-name="P1"><text:span text:style-name="Source_20_Text"><text:s text:c="12"/>// Simula uma operação demorada</text:span></text:p>
      <text:p text:style-name="P1"><text:span text:style-name="Source_20_Text"><text:s text:c="12"/>Thread.sleep(1000);</text:span></text:p>
      <text:p text:style-name="P1"><text:span text:style-name="Source_20_Text"><text:s text:c="8"/>} catch (InterruptedException e) {</text:span></text:p>
      <text:p text:style-name="P1"><text:span text:style-name="Source_20_Text"><text:s text:c="12"/>Thread.currentThread().interrupt();</text:span></text:p>
      <text:p text:style-name="P1"><text:span text:style-name="Source_20_Text"><text:s text:c="8"/>} finally {</text:span></text:p>
      <text:p text:style-name="P1"><text:span text:style-name="Source_20_Text"><text:s text:c="12"/>lock.unlock();</text:span></text:p>
      <text:p text:style-name="P1"><text:span text:style-name="Source_20_Text"><text:s text:c="12"/>System.out.println(Thread.currentThread().getName() + " saiu da seção crítica.");</text:span></text:p>
      <text:p text:style-name="P1"><text:span text:style-name="Source_20_Text"><text:s text:c="8"/>}</text:span></text:p>
      <text:p text:style-name="P1"><text:span text:style-name="Source_20_Text"><text:s text:c="4"/>}</text:span></text:p>
      <text:p text:style-name="P1"/>
      <text:p text:style-name="P1"><text:span text:style-name="Source_20_Text"><text:s text:c="4"/>public static void main(String[] args) {</text:span></text:p>
      <text:p text:style-name="P1"><text:span text:style-name="Source_20_Text"><text:s text:c="8"/>ReentrantLockExample example = new ReentrantLockExample();</text:span></text:p>
      <text:p text:style-name="P1"/>
      <text:p text:style-name="P1"><text:span text:style-name="Source_20_Text"><text:s text:c="8"/>Runnable task = example::criticalSection;</text:span></text:p>
      <text:p text:style-name="P1"/>
      <text:p text:style-name="P1"><text:span text:style-name="Source_20_Text"><text:s text:c="8"/>Thread t1 = new Thread(task, "Thread 1");</text:span></text:p>
      <text:p text:style-name="P1"><text:span text:style-name="Source_20_Text"><text:s text:c="8"/>Thread t2 = new Thread(task, "Thread 2");</text:span></text:p>
      <text:p text:style-name="P1"/>
      <text:p text:style-name="P1"><text:span text:style-name="Source_20_Text"><text:s text:c="8"/>t1.start();</text:span></text:p>
      <text:p text:style-name="P1"><text:span text:style-name="Source_20_Text"><text:s text:c="8"/>t2.start();</text:span></text:p>
      <text:p text:style-name="P1"><text:span text:style-name="Source_20_Text"><text:s text:c="4"/>}</text:span></text:p>
      <text:p text:style-name="P2"><text:span text:style-name="Source_20_Text">}</text:span></text:p>
      <text:p text:style-name="Horizontal_20_Line"/>
      <text:h text:style-name="Heading_20_3" text:outline-level="3"><text:span text:style-name="Strong_20_Emphasis">Ferramentas Adicionais</text:span></text:h>
      <text:h text:style-name="Heading_20_4" text:outline-level="4">1. <text:span text:style-name="Strong_20_Emphasis">Executor Framework</text:span></text:h>
      <text:p text:style-name="Text_20_body">O <text:span text:style-name="Source_20_Text">Executor</text:span> é uma abstração para gerenciamento de threads, que permite executar tarefas sem lidar diretamente com a criação e destruição de threads.</text:p>
      <text:p text:style-name="Text_20_body"><text:span text:style-name="Strong_20_Emphasis">Exemplo com </text:span><text:span text:style-name="Strong_20_Emphasis"><text:span text:style-name="Source_20_Text">ExecutorService</text:span></text:span><text:span text:style-name="Strong_20_Emphasis">:</text:span></text:p>
      <text:p text:style-name="P1"><text:span text:style-name="Source_20_Text">import java.util.concurrent.ExecutorService;</text:span></text:p>
      <text:p text:style-name="P1"><text:soft-page-break/><text:span text:style-name="Source_20_Text">import java.util.concurrent.Executors;</text:span></text:p>
      <text:p text:style-name="P1"/>
      <text:p text:style-name="P1"><text:span text:style-name="Source_20_Text">public class ExecutorExample {</text:span></text:p>
      <text:p text:style-name="P1"><text:span text:style-name="Source_20_Text"><text:s text:c="4"/>public static void main(String[] args) {</text:span></text:p>
      <text:p text:style-name="P1"><text:span text:style-name="Source_20_Text"><text:s text:c="8"/>ExecutorService executor = Executors.newFixedThreadPool(2);</text:span></text:p>
      <text:p text:style-name="P1"/>
      <text:p text:style-name="P1"><text:span text:style-name="Source_20_Text"><text:s text:c="8"/>Runnable task = () -&gt; {</text:span></text:p>
      <text:p text:style-name="P1"><text:span text:style-name="Source_20_Text"><text:s text:c="12"/>System.out.println(Thread.currentThread().getName() + " executando tarefa.");</text:span></text:p>
      <text:p text:style-name="P1"><text:span text:style-name="Source_20_Text"><text:s text:c="8"/>};</text:span></text:p>
      <text:p text:style-name="P1"/>
      <text:p text:style-name="P1"><text:span text:style-name="Source_20_Text"><text:s text:c="8"/>for (int i = 0; i &lt; 5; i++) {</text:span></text:p>
      <text:p text:style-name="P1"><text:span text:style-name="Source_20_Text"><text:s text:c="12"/>executor.submit(task);</text:span></text:p>
      <text:p text:style-name="P1"><text:span text:style-name="Source_20_Text"><text:s text:c="8"/>}</text:span></text:p>
      <text:p text:style-name="P1"/>
      <text:p text:style-name="P1"><text:span text:style-name="Source_20_Text"><text:s text:c="8"/>executor.shutdown(); // Finaliza o executor após completar as tarefas</text:span></text:p>
      <text:p text:style-name="P1"><text:span text:style-name="Source_20_Text"><text:s text:c="4"/>}</text:span></text:p>
      <text:p text:style-name="P2"><text:span text:style-name="Source_20_Text">}</text:span></text:p>
      <text:h text:style-name="Heading_20_4" text:outline-level="4">2. <text:span text:style-name="Strong_20_Emphasis">Semaphore</text:span></text:h>
      <text:p text:style-name="Text_20_body">Controla o acesso a um recurso compartilhado através de um número fixo de permissões.</text:p>
      <text:h text:style-name="Heading_20_4" text:outline-level="4">3. <text:span text:style-name="Strong_20_Emphasis">CyclicBarrier</text:span></text:h>
      <text:p text:style-name="Text_20_body">Coordena múltiplas threads, bloqueando-as até que todas alcancem uma barreira comum.</text:p>
      <text:h text:style-name="Heading_20_4" text:outline-level="4">4. <text:span text:style-name="Strong_20_Emphasis">CountDownLatch</text:span></text:h>
      <text:p text:style-name="Text_20_body">Permite que uma ou mais threads aguardem até que uma contagem seja reduzida a zero.</text:p>
      <text:p text:style-name="Horizontal_20_Line"/>
      <text:h text:style-name="Heading_20_3" text:outline-level="3"><text:span text:style-name="Strong_20_Emphasis">Boas Práticas</text:span></text:h>
      <text:list xml:id="list3637775494" text:style-name="L3">
        <text:list-item>
          <text:p text:style-name="P8"><text:span text:style-name="Strong_20_Emphasis">Evite deadlocks</text:span>: Cuide da ordem de aquisição de locks e evite ciclos entre threads.</text:p>
        </text:list-item>
        <text:list-item>
          <text:p text:style-name="P8"><text:span text:style-name="Strong_20_Emphasis">Prefira bibliotecas do </text:span><text:span text:style-name="Strong_20_Emphasis"><text:span text:style-name="Source_20_Text">java.util.concurrent</text:span></text:span>: Classes como <text:span text:style-name="Source_20_Text">ConcurrentHashMap</text:span> e <text:span text:style-name="Source_20_Text">CopyOnWriteArrayList</text:span> são otimizadas para uso em ambientes concorrentes.</text:p>
        </text:list-item>
        <text:list-item>
          <text:p text:style-name="P5"><text:span text:style-name="Strong_20_Emphasis">Divida tarefas</text:span>: Use o <text:span text:style-name="Source_20_Text">ForkJoinPool</text:span> para dividir e conquistar tarefas computacionais intensivas.</text:p>
        </text:list-item>
      </text:list>
      <text:h text:style-name="Heading_20_3" text:outline-level="3"><text:span text:style-name="Strong_20_Emphasis">Conclusão</text:span></text:h>
      <text:p text:style-name="Text_20_body">A programação concorrente em Java é poderosa, mas exige cuidado para evitar problemas como deadlocks, condições de corrida e inconsistências. Com classes como <text:span text:style-name="Source_20_Text">ReentrantLock</text:span> e variáveis atômicas, é possível desenvolver aplicações concorrentes mais eficientes e seguras. A escolha entre diferentes ferramentas depende das necessidades específicas do programa e do nível de controle necessári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3T15:50:14.777416264</meta:creation-date>
    <dc:date>2024-12-13T20:54:21.661102642</dc:date>
    <meta:editing-duration>PT5M49S</meta:editing-duration>
    <meta:editing-cycles>1</meta:editing-cycles>
    <meta:document-statistic meta:table-count="0" meta:image-count="0" meta:object-count="0" meta:page-count="3" meta:paragraph-count="86" meta:word-count="651" meta:character-count="5193" meta:non-whitespace-character-count="4314"/>
    <meta:generator>LibreOffice/7.0.4.2$Linux_X86_64 LibreOffice_project/00$Build-2</meta:generator>
  </office:meta>
</office:document-meta>
</file>